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StarSymbol" svg:font-family="StarSymbol"/>
    <style:font-face style:name="Tahoma1" svg:font-family="Tahoma"/>
    <style:font-face style:name="verdana" svg:font-family="verdana, helvetica,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 style:family="paragraph" style:parent-style-name="Rapport_20__3a__20_Standard">
      <style:paragraph-properties fo:break-before="page"/>
    </style:style>
    <style:style style:name="P8" style:family="paragraph" style:parent-style-name="Text_20_body">
      <style:paragraph-properties fo:margin-left="0cm" fo:margin-right="0cm" fo:text-indent="0cm" style:auto-text-indent="false"/>
      <style:text-properties style:font-name="Arial2"/>
    </style:style>
    <style:style style:name="P9" style:family="paragraph" style:parent-style-name="Rapport_20__3a__20_Standard">
      <style:text-properties style:font-name="Arial2"/>
    </style:style>
    <style:style style:name="P10" style:family="paragraph" style:parent-style-name="Rapport_20__3a__20_Standard">
      <style:paragraph-properties fo:line-height="100%"/>
    </style:style>
    <style:style style:name="P11" style:family="paragraph" style:parent-style-name="Standard" style:master-page-name="Rapport_20__3a__20_Première_20_page">
      <style:paragraph-properties style:page-number="auto"/>
      <style:text-properties fo:font-size="14pt" style:font-size-asian="14pt" style:font-size-complex="14pt"/>
    </style:style>
    <style:style style:name="P12" style:family="paragraph" style:parent-style-name="Standard">
      <style:paragraph-properties fo:text-align="end" style:justify-single-word="false" style:writing-mode="lr-tb"/>
      <style:text-properties style:font-name="verdana" fo:font-size="12pt"/>
    </style:style>
    <style:style style:name="P13" style:family="paragraph" style:parent-style-name="Standard" style:list-style-name=""/>
    <style:style style:name="P14" style:family="paragraph" style:parent-style-name="Standard" style:list-style-name="">
      <style:text-properties fo:language="fr" fo:country="FR"/>
    </style:style>
    <style:style style:name="P15" style:family="paragraph" style:parent-style-name="Rapport_20__3a__20_Standard" style:list-style-name="L1">
      <style:text-properties style:font-name="Arial2"/>
    </style:style>
    <style:style style:name="P16" style:family="paragraph" style:parent-style-name="Rapport_20__3a__20_Standard" style:list-style-name="L2"/>
    <style:style style:name="P17" style:family="paragraph" style:parent-style-name="Rapport_20__3a__20_Standard" style:list-style-name="L3"/>
    <style:style style:name="P18" style:family="paragraph" style:parent-style-name="Rapport_20__3a__20_Standard" style:list-style-name="L4"/>
    <style:style style:name="P19" style:family="paragraph" style:parent-style-name="Rapport_20__3a__20_Titre2">
      <style:text-properties style:font-name="Arial2"/>
    </style:style>
    <style:style style:name="P20" style:family="paragraph" style:parent-style-name="Rapport_20__3a__20_Titre1" style:list-style-name="">
      <style:paragraph-properties fo:text-align="start" style:justify-single-word="fals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Rapport_20__3a__20_Titre3">
      <style:text-properties style:font-name="Arial2"/>
    </style:style>
    <style:style style:name="P23" style:family="paragraph" style:parent-style-name="Rapport_20__3a__20_Titre4">
      <style:text-properties style:font-name="Arial2"/>
    </style:style>
    <style:style style:name="P24" style:family="paragraph" style:parent-style-name="Rapport_20__3a__20_Chapitre" style:list-style-name="Rapport_20_de_20_stage"/>
    <style:style style:name="P25" style:family="paragraph" style:parent-style-name="Rapport_20__3a__20_Chapitre" style:list-style-name="" style:master-page-name="Rapport_20__3a__20_Index">
      <style:paragraph-properties fo:text-align="start" style:justify-single-word="false" style:page-number="auto"/>
    </style:style>
    <style:style style:name="P26" style:family="paragraph" style:parent-style-name="Rapport_20__3a__20_Chapitre" style:master-page-name="Rapport_20__3a__20_Standard">
      <style:paragraph-properties style:page-number="auto"/>
    </style:style>
    <style:style style:name="P27" style:family="paragraph" style:parent-style-name="Rapport_20__3a__20_Chapitre">
      <style:paragraph-properties fo:break-before="page"/>
    </style:style>
    <style:style style:name="P28" style:family="paragraph" style:parent-style-name="Contents_20_4">
      <style:paragraph-properties>
        <style:tab-stops>
          <style:tab-stop style:position="15.503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5">
      <style:paragraph-properties>
        <style:tab-stops>
          <style:tab-stop style:position="15.004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Rapport_20__3a__20_Intercalaire" style:master-page-name="Rapport_20__3a__20_Intercalaire">
      <style:paragraph-properties style:page-number="auto"/>
    </style:style>
    <style:style style:name="T1" style:family="text">
      <style:text-properties style:font-name="Arial2"/>
    </style:style>
    <style:style style:name="T2" style:family="text">
      <style:text-properties style:font-name="Arial2" fo:font-size="12pt"/>
    </style:style>
    <style:style style:name="T3" style:family="text">
      <style:text-properties fo:font-weight="bold" style:font-weight-asian="bold" style:font-weight-complex="bold"/>
    </style:style>
    <style:style style:name="T4" style:family="text">
      <style:text-properties fo:language="fr" fo:country="FR"/>
    </style:style>
    <style:style style:name="T5" style:family="text">
      <style:text-properties fo:font-style="italic"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variable-decls>
        <text:variable-decl office:value-type="date" text:name="DateDebutStage"/>
        <text:variable-decl office:value-type="float" text:name="DateFinStag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
      <text:p text:style-name="P3"/>
      <text:p text:style-name="P3"/>
      <text:p text:style-name="P3"/>
      <text:p text:style-name="P3"/>
      <text:p text:style-name="P3"/>
      <text:p text:style-name="P3"/>
      <text:p text:style-name="P3"/>
      <text:p text:style-name="P3"/>
      <text:p text:style-name="P3"/>
      <text:p text:style-name="P3"/>
      <text:p text:style-name="P6">Rapport de ARF</text:p>
      <text:p text:style-name="P4"/>
      <text:p text:style-name="P5"><text:variable-input text:name="DateDebutStage" text:description="Date de début du stage" text:formula="ooow:42083" office:value-type="date" office:date-value="2015-03-20" style:data-style-name="N76">20 mars 2015</text:variable-inpu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ext:p text:style-name="Rapport_20__3a__20_Standard"/>
      <text:p text:style-name="P12">WANG Jinxin 3404759<text:line-break/>Spécialité Bioinformatique et Modélisation<text:line-break/>MASTER D'INFORMATIQUE Niveau 1<text:line-break/>Département Master d'Informatique<text:line-break/>Université Pierre et Marie CURIE </text:p>
      <text:p text:style-name="P7"/>
      <text:p text:style-name="Standard"/>
      <text:list xml:id="list93832040" text:style-name="Rapport_20_de_20_stage">
        <text:list-item>
          <text:h text:style-name="P24" text:outline-level="1">Sommaire</text:h>
        </text:list-item>
      </text:list>
      <text:p text:style-name="Rapport_20__3a__20_Standard"/>
      <text:table-of-content text:style-name="Sect1" text:protected="true" text:name="Table des matières1">
        <text:table-of-content-source text:outline-level="5" text:use-index-source-styles="true">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ontents_20_1"/>
          </text:index-source-styles>
          <text:index-source-styles text:outline-level="2">
            <text:index-source-style text:style-name="Contents_20_2"/>
          </text:index-source-styles>
          <text:index-source-styles text:outline-level="3">
            <text:index-source-style text:style-name="Contents_20_3"/>
          </text:index-source-styles>
          <text:index-source-styles text:outline-level="4">
            <text:index-source-style text:style-name="Contents_20_4"/>
          </text:index-source-styles>
          <text:index-source-styles text:outline-level="5">
            <text:index-source-style text:style-name="Contents_20_5"/>
          </text:index-source-styles>
        </text:table-of-content-source>
        <text:index-body>
          <text:index-title text:style-name="Sect2" text:name="Table des matières1_Head">
            <text:p text:style-name="Contents_20_Heading">Index</text:p>
          </text:index-title>
          <text:list xml:id="list1068293084" text:style-name="Rapport_20_de_20_Stage_20__3a__20_Index">
            <text:list-item>
              <text:p text:style-name="P21">Sommaire<text:tab/>2</text:p>
            </text:list-item>
            <text:list-item>
              <text:p text:style-name="P21">La société CRAM<text:tab/>3</text:p>
            </text:list-item>
            <text:list-item>
              <text:p text:style-name="P29">I Présqsdfqsdfentation de l'entreprise<text:tab/>3</text:p>
            </text:list-item>
            <text:list-item>
              <text:p text:style-name="P31">I.A Présentation historique<text:tab/>3</text:p>
            </text:list-item>
            <text:list-item>
              <text:p text:style-name="P31">I.B Domaine d'activité<text:tab/>3</text:p>
            </text:list-item>
            <text:list-item>
              <text:p text:style-name="P28">I.B.1 Généralités<text:tab/>3</text:p>
            </text:list-item>
            <text:list-item>
              <text:p text:style-name="P28">I.B.2 Travaux d'installation<text:tab/>3</text:p>
            </text:list-item>
            <text:list-item>
              <text:p text:style-name="P28">I.B.3 Prestations associées<text:tab/>4</text:p>
            </text:list-item>
            <text:list-item>
              <text:p text:style-name="P30">I.B.3.a La cogénération<text:tab/>4</text:p>
            </text:list-item>
            <text:list-item>
              <text:p text:style-name="P30">I.B.3.b Le traitement des eaux<text:tab/>4</text:p>
            </text:list-item>
            <text:list-item>
              <text:p text:style-name="P30">I.B.3.c Le multiservice<text:tab/>4</text:p>
            </text:list-item>
            <text:list-item>
              <text:p text:style-name="P31">I.C Organisation<text:tab/>4</text:p>
            </text:list-item>
            <text:list-item>
              <text:p text:style-name="P28">I.C.1 Le siège<text:tab/>4</text:p>
            </text:list-item>
            <text:list-item>
              <text:p text:style-name="P28">I.C.2 Les agences<text:tab/>5</text:p>
            </text:list-item>
            <text:list-item>
              <text:p text:style-name="P28">I.C.3 Les services<text:tab/>5</text:p>
            </text:list-item>
            <text:list-item>
              <text:p text:style-name="P28">I.C.4 Les secteurs<text:tab/>6</text:p>
            </text:list-item>
            <text:list-item>
              <text:p text:style-name="P29">II Présentation du Service Informatique<text:tab/>6</text:p>
            </text:list-item>
            <text:list-item>
              <text:p text:style-name="P31">II.A Répartition<text:tab/>6</text:p>
            </text:list-item>
            <text:list-item>
              <text:p text:style-name="P31">II.B Matériel<text:tab/>6</text:p>
            </text:list-item>
            <text:list-item>
              <text:p text:style-name="P31">II.C Outils de développement utilisés<text:tab/>7</text:p>
            </text:list-item>
            <text:list-item>
              <text:p text:style-name="P31">II.D Évolutions futures<text:tab/>7</text:p>
            </text:list-item>
            <text:list-item>
              <text:p text:style-name="P21">Contenu du stage<text:tab/>10</text:p>
            </text:list-item>
          </text:list>
        </text:index-body>
      </text:table-of-content>
      <text:p text:style-name="Standard"/>
      <text:h text:style-name="P25" text:outline-level="1">Sommaire</text:h>
      <text:h text:style-name="P20" text:outline-level="1"/>
      <text:h text:style-name="P13" text:outline-level="1">Pendent les 5 première semaines, nous avons étudié l'arbre de décision, <text:span text:style-name="T4">Parzen fenêtres</text:span> classification et Knn, descend gradient et logistique régression, perception ainsi que la projection polynomiale et gaussienne. Nous avons étudié aussi multiple layer perception. <text:s text:c="2"/></text:h>
      <text:h text:style-name="P13" text:outline-level="1"/>
      <text:h text:style-name="P13" text:outline-level="1"><text:span text:style-name="T3">L'Arbre de Décision</text:span> est une méthode de classification très intéressant qui entraîne une classification en un ensemble de choix binaire – if-else, à partir de la racine de l'arbre et en progressant vers les feuilles. (Le coût de calcul est O(logN). N est la taille d'échantillons. )</text:h>
      <text:h text:style-name="P13" text:outline-level="1"/>
      <text:h text:style-name="P14" text:outline-level="1"><text:bookmark text:name="result_box"/><text:span text:style-name="T3">Parzen fenêtres classification </text:span>est une technique non paramétrique en utilisant une noyau fonction. Et nous classifions un point de test à la classe avec maximale probabilité à posteriori de test. Dans la fenêtre, probabilité concerne la densité des point exemple, le nombre de point d'exemple présente dans la fenêtre. </text:h>
      <text:h text:style-name="P13" text:outline-level="1"/>
      <text:h text:style-name="P13" text:outline-level="1"><text:span text:style-name="T3">Knn (</text:span><text:span text:style-name="T5">k</text:span><text:span text:style-name="T3">-Nearest Neighbors algorithm)</text:span> est aussi non paramétrique. L'algorithme prend K training exemples les plus proches. <text:s/>Nous adaptons presque la même stratégie, estimer la densité de chaque classe. <text:s text:c="4"/></text:h>
      <text:h text:style-name="P13" text:outline-level="1"/>
      <text:h text:style-name="P13" text:outline-level="1"><text:span text:style-name="T3">L'algorithme du gradient</text:span> désigne un algorithme d'optimisation différentiable. Il est par conséquent destiné à minimiser une fonction réelle différentiable définie sur un espace. L'algorithme est itératif et procède donc par améliorations successives. Au point courant, un déplacement est effectué le long d'une direction de descente, de manière à faire décroître la fonction. Le déplacement le long de cette direction est déterminé par la technique numérique connue sous le nom de recherche linéaire.</text:h>
      <text:h text:style-name="P13" text:outline-level="1"/>
      <text:h text:style-name="P13" text:outline-level="1">Régression</text:h>
      <text:h text:style-name="P13" text:outline-level="1"/>
      <text:h text:style-name="P13" text:outline-level="1">perception</text:h>
      <text:h text:style-name="P13" text:outline-level="1"/>
      <text:h text:style-name="P13" text:outline-level="1">projection</text:h>
      <text:list xml:id="list1434991284" text:style-name="Outline">
        <text:list-item>
          <text:h text:style-name="P27" text:outline-level="1">La société CRAM</text:h>
          <text:list>
            <text:list-item text:start-value="1">
              <text:h text:style-name="Rapport_20__3a__20_Titre1" text:outline-level="2" text:restart-numbering="true" text:start-value="1">Présqsdfqsdfentation de l'entreprise</text:h>
              <text:list>
                <text:list-item>
                  <text:h text:style-name="Rapport_20__3a__20_Titre2" text:outline-level="3">Présentation historique</text:h>
                </text:list-item>
              </text:list>
            </text:list-item>
          </text:list>
        </text:list-item>
      </text:list>
      <text:p text:style-name="Rapport_20__3a__20_Standard"><text:tab/>La société CRAM a été fondée en 1958 par son actuel président Monsieur André LEPILLIER, sous forme d'une SARL. (Société A Responsabilité Limitée) qui comptait à l'époque une dizaine de salariés. CRAM signifiait à l'époque Chauffage Rationnel Au Mazout. Grâce à son développement rapide, la société se transforme en SAS (Société par Actions Simplifiées), change d'appellation pour devenir "Chauffage Rationnel et Applications Modernes" et compte aujourd'hui pas moins de 350 salariés pour un chiffre d'affaire annuel de ??? millions d'euros et une croissance de 7,5% par an.</text:p>
      <text:list xml:id="list822932678" text:continue-numbering="true" text:style-name="Outline">
        <text:list-item>
          <text:list>
            <text:list-item>
              <text:list>
                <text:list-item>
                  <text:h text:style-name="Rapport_20__3a__20_Titre2" text:outline-level="3">Domaine d'activité</text:h>
                  <text:list>
                    <text:list-item>
                      <text:h text:style-name="Rapport_20__3a__20_Titre3" text:outline-level="4">Généralités</text:h>
                    </text:list-item>
                  </text:list>
                </text:list-item>
              </text:list>
            </text:list-item>
          </text:list>
        </text:list-item>
      </text:list>
      <text:p text:style-name="P10"><text:tab/>CRAM a pour but la mise en œuvre et l'exploitation de systèmes de génie climatique, principalement pour les installations collectives (la La garantie totale des équipements</text:p>
      <text:p text:style-name="Rapport_20__3a__20_Standard"/>
      <text:p text:style-name="Rapport_20__3a__20_Standard"><text:tab/><text:span text:style-name="T1">Ces prestations portent sur toute installation de production et de distribution de chaleur et de froid, de climatisation, de ventilation, cogénération, réseaux de chaleur et ceci pour tout combustible : fioul, gaz, bois, etc.</text:span></text:p>
      <text:p text:style-name="P9"/>
      <text:p text:style-name="P9"><text:tab/>CRAM peut également intervenir en simple entretien des installations confiées. </text:p>
      <text:p text:style-name="P9"/>
      <text:p text:style-name="P9"><text:tab/>Certifiée ISO 9001 depuis 1997, l'organisation de CRAM répond aux exigences de compétence, d'organisation de la maintenance préventive, de proximité et de rapidité d'intervention. Pour cela, elle dispose de moyens importants de communication et d'une informatique de gestion technique de ht niveau.</text:p>
      <text:list xml:id="list499041839" text:continue-numbering="true" text:style-name="Outline">
        <text:list-item>
          <text:list>
            <text:list-item>
              <text:list>
                <text:list-item>
                  <text:list>
                    <text:list-item>
                      <text:h text:style-name="P22" text:outline-level="4">Travaux d'installation</text:h>
                    </text:list-item>
                  </text:list>
                </text:list-item>
              </text:list>
            </text:list-item>
          </text:list>
        </text:list-item>
      </text:list>
      <text:p text:style-name="Rapport_20__3a__20_Standard"><text:tab/>Chacune des agences de CRAM possède un service Travaux, doté d'une structure (ingénieur et chargés d'affaires), et de monteurs et électriciens spécialisés.</text:p>
      <text:p text:style-name="P8"/>
      <text:p text:style-name="Rapport_20__3a__20_Standard"><text:tab/>La société peut ainsi disposer de toutes les compétences nécessaires pour concevoir, chiffrer et réaliser des travaux neufs ou des rénovations, et ce sans sous-traitance.</text:p>
      <text:p text:style-name="Rapport_20__3a__20_Standard"/>
      <text:p text:style-name="Rapport_20__3a__20_Standard"><text:tab/>Les services Travaux entre en jeu pour des contrats d'exploitation tout comme pour des devis et appels d'offre.</text:p>
      <text:list xml:id="list1424129773" text:continue-numbering="true" text:style-name="Outline">
        <text:list-item>
          <text:list>
            <text:list-item>
              <text:list>
                <text:list-item>
                  <text:list>
                    <text:list-item>
                      <text:h text:style-name="Rapport_20__3a__20_Titre3" text:outline-level="4"><text:soft-page-break/>Prestations associées</text:h>
                      <text:list>
                        <text:list-item>
                          <text:h text:style-name="Rapport_20__3a__20_Titre4" text:outline-level="5">La cogénération</text:h>
                        </text:list-item>
                      </text:list>
                    </text:list-item>
                  </text:list>
                </text:list-item>
              </text:list>
            </text:list-item>
          </text:list>
        </text:list-item>
      </text:list>
      <text:p text:style-name="Rapport_20__3a__20_Standard"><text:tab/>CRAM finance, réalise et exploite des centrales de cogénération, c'est à dire de production combinée d'électricité et de chaleur. La chaleur est redistribuée comme une chaufferie classique pendant que l'électricité peut-être revendu. Actuellement, cinq installations tournant au gaz de ce type sont gérées par CRAM.</text:p>
      <text:list xml:id="list1903664602" text:continue-numbering="true" text:style-name="Outline">
        <text:list-item>
          <text:list>
            <text:list-item>
              <text:list>
                <text:list-item>
                  <text:list>
                    <text:list-item>
                      <text:list>
                        <text:list-item>
                          <text:h text:style-name="Rapport_20__3a__20_Titre4" text:outline-level="5">Le traitement des eaux</text:h>
                        </text:list-item>
                      </text:list>
                    </text:list-item>
                  </text:list>
                </text:list-item>
              </text:list>
            </text:list-item>
          </text:list>
        </text:list-item>
      </text:list>
      <text:p text:style-name="Rapport_20__3a__20_Standard"><text:tab/>Le traitement des eaux est indispensable au bon fonctionnement des installations de chauffage à eau chaude, de production de vapeur et d'eau chaude sanitaire. Celui-ci fait donc partie intégrante des compétences de CRAM.</text:p>
      <text:p text:style-name="P9"/>
      <text:p text:style-name="P9"><text:tab/>Le traitement des eaux de baignade de nombreuses piscines, tel que la récente piscine de Gonfreville-l'Orcher sont également assuré par CRAM. </text:p>
      <text:list xml:id="list2150286770" text:continue-numbering="true" text:style-name="Outline">
        <text:list-item>
          <text:list>
            <text:list-item>
              <text:list>
                <text:list-item>
                  <text:list>
                    <text:list-item>
                      <text:list>
                        <text:list-item>
                          <text:h text:style-name="P23" text:outline-level="5">Le multiservice</text:h>
                        </text:list-item>
                      </text:list>
                    </text:list-item>
                  </text:list>
                </text:list-item>
              </text:list>
            </text:list-item>
          </text:list>
        </text:list-item>
      </text:list>
      <text:p text:style-name="Rapport_20__3a__20_Standard"><text:span text:style-name="T1"><text:tab/></text:span><text:span text:style-name="T2">CRAM répond également à la demande des clients de l'industrie et des ensembles tertiaires en proposant des prestations de maintenance multiservice, qui couvrent les différentes techniques du bâtiment : chauffage bien sûr, mais aussi, électricité, éclairage, ascenseurs, courants faibles, sécurité incendie, etc. Ces contrats, traités avec des partenaires spécialisés pour certains lots, offrent les mêmes engagements de continuité du service et de garantie des équipements que dans l'activité traditionnelle d'exploitation de chauffage. </text:span></text:p>
      <text:list xml:id="list2112666142" text:continue-numbering="true" text:style-name="Outline">
        <text:list-item>
          <text:list>
            <text:list-item>
              <text:list>
                <text:list-item>
                  <text:h text:style-name="P19" text:outline-level="3">Organisation</text:h>
                </text:list-item>
              </text:list>
            </text:list-item>
          </text:list>
        </text:list-item>
      </text:list>
      <text:p text:style-name="P9"><text:tab/>L'entreprise est répartie sur cinq niveaux hiérarchiques :</text:p>
      <text:p text:style-name="P9"/>
      <text:list xml:id="list14349912842" text:style-name="L1">
        <text:list-item>
          <text:p text:style-name="P15">Le siège social</text:p>
        </text:list-item>
        <text:list-item>
          <text:p text:style-name="P15">Les agences</text:p>
        </text:list-item>
        <text:list-item>
          <text:p text:style-name="P15">Les services :</text:p>
          <text:list>
            <text:list-item>
              <text:p text:style-name="P15">Exploitation</text:p>
            </text:list-item>
            <text:list-item>
              <text:p text:style-name="P15">Travaux</text:p>
            </text:list-item>
            <text:list-item>
              <text:p text:style-name="P15">Entretien</text:p>
            </text:list-item>
            <text:list-item>
              <text:p text:style-name="P15">Télé-systèmes</text:p>
            </text:list-item>
          </text:list>
        </text:list-item>
        <text:list-item>
          <text:p text:style-name="P15">Les secteurs</text:p>
        </text:list-item>
        <text:list-item>
          <text:p text:style-name="P15">Les chaufferie et chantier</text:p>
        </text:list-item>
      </text:list>
      <text:p text:style-name="P9"/>
      <text:p text:style-name="Rapport_20__3a__20_Standard"><text:tab/>Au fil des années, la société a donc su étendre ses prestations de service, tout comme son implantation géographique en ouvrant trois agences (Normandie, Ile de France, Picardie).</text:p>
      <text:list xml:id="list1680674281" text:continue-list="list2112666142" text:style-name="Outline">
        <text:list-item>
          <text:list>
            <text:list-item>
              <text:list>
                <text:list-item>
                  <text:list>
                    <text:list-item>
                      <text:h text:style-name="Rapport_20__3a__20_Titre3" text:outline-level="4">Le siège</text:h>
                    </text:list-item>
                  </text:list>
                </text:list-item>
              </text:list>
            </text:list-item>
          </text:list>
        </text:list-item>
      </text:list>
      <text:p text:style-name="Rapport_20__3a__20_Standard"><text:tab/>Le siège emploi actuellement une cinquantaine de personnes,et regroupe la Direction Générale, la Direction Administrative et Financière, la Direction des Services Généraux, la Direction du Développement ainsi que le Service Qualité. On trouve en plus <text:soft-page-break/>tous les services qui leur sont rattachés : la comptabilité, le secrétariat, le bureau d'études, la gestion du personnel, et le service informatique.</text:p>
      <text:list xml:id="list1621430804" text:continue-numbering="true" text:style-name="Outline">
        <text:list-item>
          <text:list>
            <text:list-item>
              <text:list>
                <text:list-item>
                  <text:list>
                    <text:list-item>
                      <text:h text:style-name="Rapport_20__3a__20_Titre3" text:outline-level="4">Les agences</text:h>
                    </text:list-item>
                  </text:list>
                </text:list-item>
              </text:list>
            </text:list-item>
          </text:list>
        </text:list-item>
      </text:list>
      <text:p text:style-name="Rapport_20__3a__20_Standard"><text:tab/>L'agence Normandie : située au Havre, dans le même bâtiment que le siège social, est la plus importante mais également la plus ancienne des trois. Elle emploie ??? personnes et réalise environ ???% du chiffre d'affaire total. Son domaine géographie s'étend du Calvados à la Seine-Maritime en passant par l'Eure et Loire.</text:p>
      <text:p text:style-name="Rapport_20__3a__20_Standard"/>
      <text:p text:style-name="Rapport_20__3a__20_Standard"><text:tab/>L'agence Ile de France, située au Mureaux dans les Yvelines (78), a crée par les besoins grandissant suite à l'expansion des marchés en régions parisienne. Constituée de ??? personnes, elle réalise ???% du chiffre d'affaire total.</text:p>
      <text:p text:style-name="Rapport_20__3a__20_Standard"/>
      <text:p text:style-name="Rapport_20__3a__20_Standard"><text:tab/>L'agence Picardie est la plus petite des trois, située à Amiens. Elle emploie ??? personnes et réalise ???% du chiffre d'affaire. Elle couvre les départements de la Somme et de l'Oise.</text:p>
      <text:p text:style-name="Rapport_20__3a__20_Standard"><draw:frame draw:style-name="fr1" draw:name="Objet1" text:anchor-type="paragraph" svg:x="1.178cm" svg:y="0.452cm" svg:width="9.551cm" svg:height="5.637cm" draw:z-index="0"><draw:object xlink:href="./Object 1" xlink:type="simple" xlink:show="embed" xlink:actuate="onLoad"/><draw:image xlink:href="./ObjectReplacements/Object 1" xlink:type="simple" xlink:show="embed" xlink:actuate="onLoad"/></draw:frame><draw:frame draw:style-name="fr2" draw:name="Objet2" text:anchor-type="char" svg:x="10.306cm" svg:y="0.584cm" svg:width="5.951cm" svg:height="5.353cm" draw:z-index="1"><draw:object xlink:href="./Object 2" xlink:type="simple" xlink:show="embed" xlink:actuate="onLoad"/><draw:image xlink:href="./ObjectReplacements/Object 2" xlink:type="simple" xlink:show="embed" xlink:actuate="onLoad"/></draw:frame></text:p>
      <text:list xml:id="list1191687524" text:continue-numbering="true" text:style-name="Outline">
        <text:list-item>
          <text:list>
            <text:list-item>
              <text:list>
                <text:list-item>
                  <text:list>
                    <text:list-item>
                      <text:h text:style-name="Rapport_20__3a__20_Titre3" text:outline-level="4">Les services</text:h>
                    </text:list-item>
                  </text:list>
                </text:list-item>
              </text:list>
            </text:list-item>
          </text:list>
        </text:list-item>
      </text:list>
      <text:p text:style-name="Rapport_20__3a__20_Standard"><text:tab/>Les trois agences de CRAM possède différents services adaptés aux attentes des client, au nombre de quatre :</text:p>
      <text:p text:style-name="Rapport_20__3a__20_Standard"/>
      <text:list xml:id="list3970586611" text:style-name="L2">
        <text:list-item>
          <text:p text:style-name="P16">Le service exploitation a pour but de gérer les chaufferies sous contrat, c'est à dire d'assurer en permanence leur bon fonctionnement sur place.</text:p>
        </text:list-item>
        <text:list-item>
          <text:p text:style-name="P16">Le service travaux est doté d'ingénieurs, de chargés d'affaires, de monteurs et d'électriciens spécialisés. La société peut ainsi disposer de toutes les compétences nécessaires pour concevoir, chiffrer et réaliser des travaux neufs ou des rénovations, et ce sans sous-traitance.</text:p>
        </text:list-item>
        <text:list-item>
          <text:p text:style-name="P16">Le service entretien a pour fonction d'assurer la maintenance et le dépannage des installations des particuliers. Ce service n'est développé qu'au niveau de l'agence Normandie.</text:p>
        </text:list-item>
        <text:list-item>
          <text:p text:style-name="P16">Le service Télé-système, ou DIT pour Département Industrie Télé-système, prend en charge la gestion des outils destinés à surveiller à distance et en continu le fonctionnement des installations équipées d'automates de contrôle des anomalies. Ceci permet de détecter de façon immédiate un dysfonctionnement ou anomalie et <text:soft-page-break/>ainsi intervenir au plus vite, parfois même avant que le client n'en subisse les conséquences. Ce service est implanté à l'agence Normandie et étend son activité sur les autres agences, d'où son statut et appellation particulier.</text:p>
        </text:list-item>
      </text:list>
      <text:list xml:id="list439353440" text:continue-list="list1191687524" text:style-name="Outline">
        <text:list-item>
          <text:list>
            <text:list-item>
              <text:list>
                <text:list-item>
                  <text:list>
                    <text:list-item>
                      <text:h text:style-name="Rapport_20__3a__20_Titre3" text:outline-level="4">Les secteurs</text:h>
                    </text:list-item>
                  </text:list>
                </text:list-item>
              </text:list>
            </text:list-item>
          </text:list>
        </text:list-item>
      </text:list>
      <text:p text:style-name="Rapport_20__3a__20_Standard"><text:tab/>Du fait de la couverture géographique importante dont la CRAM profite, et du nombre toujours croissant d'installations, des secteurs ont été mis en place. Ce découpage a permis une augmentation de l'efficacité des interventions. Ils dépendent directement des services d'exploitation et leur nombre est proportionnel au besoin selon les agences. A FAIRE : obtenir le nombre de secteurs pas agences</text:p>
      <text:p text:style-name="Standard"/>
      <text:list xml:id="list2147694085" text:continue-numbering="true" text:style-name="Outline">
        <text:list-item>
          <text:list>
            <text:list-item>
              <text:h text:style-name="Rapport_20__3a__20_Titre1" text:outline-level="2">Présentation du Service Informatique</text:h>
              <text:list>
                <text:list-item>
                  <text:h text:style-name="Rapport_20__3a__20_Titre2" text:outline-level="3">Répartition</text:h>
                </text:list-item>
              </text:list>
            </text:list-item>
          </text:list>
        </text:list-item>
      </text:list>
      <text:p text:style-name="Rapport_20__3a__20_Standard"><text:tab/>La Cram possède comme la plupart des PME d'aujourd'hui son service Informatique, composé de onze employés et situé au troisième et dernier étage du siège social. Ce service est décomposé en deux pôles :</text:p>
      <text:list xml:id="list938320401" text:style-name="L3">
        <text:list-item>
          <text:p text:style-name="P17">Le pôle Infrastructures gère le parc informatique et le réseau de l'entreprise, mais a également pour vocation l'assistance aux utilisateurs, le dépannage ou encore le déploiement matériel et logiciel.</text:p>
        </text:list-item>
        <text:list-item>
          <text:p text:style-name="P17">Le pôle développement, dans lequel j'ai effectuer mon stage. Chose rare dans une entreprise de cette taille, la société développe ses propres outils grâce à une équipe de développement de taille conséquence (six personnes dont quatre analystes-développeurs). De cette façon, l'entreprise est à même de proposer un suivi de qualité sur les outils qu'elle utilise et une réponse rapide en cas de problème où d'évolution de la demande de la part des utilisateurs.</text:p>
        </text:list-item>
      </text:list>
      <text:p text:style-name="Rapport_20__3a__20_Standard"/>
      <text:list xml:id="list484291882" text:continue-list="list2147694085" text:style-name="Outline">
        <text:list-item>
          <text:list>
            <text:list-item>
              <text:list>
                <text:list-item>
                  <text:h text:style-name="Rapport_20__3a__20_Titre2" text:outline-level="3">Matériel</text:h>
                </text:list-item>
              </text:list>
            </text:list-item>
          </text:list>
        </text:list-item>
      </text:list>
      <text:p text:style-name="Rapport_20__3a__20_Standard"><text:tab/>Le parc informatique est d'environ 190 postes équipés de Windows Xp Professionnel Service Pack 2. L'ensemble de ce parc utilise un total d'environ 25 serveurs, à vocations diverses : serveur de messagerie (Lotus), serveur SQL, serveur de fichier, serveur d'applications, d'antivirus, etc. Ces machines tournent sous Windows Server 2003 ou Windows Server 2000 pour les plus anciens. La liaison entre les agences se fait au moyen d'une liaison ADSL.</text:p>
      <text:p text:style-name="Rapport_20__3a__20_Standard"/>
      <text:p text:style-name="Rapport_20__3a__20_Standard"><text:tab/>Le siège et l'Agence Normandie comptabilisent à elles-seules pas moins de 18 serveurs. Hormis les fonctions classiques déjà évoqués précédemment, on notera la présence d'un serveur de sauvegarde des bases de données. Ce dernier n'est pas relié sur le réseau général mais seulement en direct avec le serveur SQL principal sur lequel se trouve toutes les bases de données. De cette manière, les sauvegarde se font sans perturber le trafic réseau global, et grâce à un système de sauvegarde sur bande magnétique, l'entreprise est capable de remonter jusqu'à un an en arrière avec une précision qui s'échelonne du jour au trimestre suivant l'ancienneté des données recherchées.</text:p>
      <text:p text:style-name="Rapport_20__3a__20_Standard"/>
      <text:p text:style-name="Rapport_20__3a__20_Standard"><text:soft-page-break/><text:tab/>Les autres agences sont naturellement moins dotée en serveurs, du fait qu'elles ne sont uniquement que des agences. L'Ile de France possède ainsi trois serveurs et deux pour la Picardie.</text:p>
      <text:list xml:id="list872097593" text:continue-numbering="true" text:style-name="Outline">
        <text:list-item>
          <text:list>
            <text:list-item>
              <text:list>
                <text:list-item>
                  <text:h text:style-name="Rapport_20__3a__20_Titre2" text:outline-level="3">Outils de développement utilisés</text:h>
                </text:list-item>
              </text:list>
            </text:list-item>
          </text:list>
        </text:list-item>
      </text:list>
      <text:p text:style-name="Rapport_20__3a__20_Standard"><text:tab/>Le Système de Gestion de Base de Données (SGBD) est un outil qui commence à dater mais offre toujours un bon rapport de performance, à savoir Microsoft SQL Server 2000, un SGBD relationnel et transactionnel. De plus, l'offre logiciel comprends de puissant outils d'administration parmi lesquels Enterprise Manager ainsi que l'Analyseur de requête que j'ai pu utiliser de façon importante tout au long de mon stage.</text:p>
      <text:p text:style-name="Standard"/>
      <text:p text:style-name="Rapport_20__3a__20_Standard"><text:tab/>Le développement d'application se font également via l'utilisation d'un produit Microsoft, à savoir Visual Basic (VB) 6.0. Sortie en 1998, cet outil de développement est encore largement utilisé dans le monde de l'entreprise, bien que VB.NET 2005 gagne peu à peu du terrain.</text:p>
      <text:p text:style-name="Standard"/>
      <text:p text:style-name="Rapport_20__3a__20_Standard"><text:tab/>La forte utilisation de Visual Basic dans les applications commerciales s'explique par plusieurs points :</text:p>
      <text:list xml:id="list10682930841" text:style-name="L4">
        <text:list-item>
          <text:p text:style-name="P18">Le développeur gagne en effet un temps précieux dans le création de l'Interface Home-Machine (IHM) graphique, qui se fait en plaçant visuellement les contrôles et composants d'une fenêtre dans l'application de développement dédié à Visual Basic. </text:p>
        </text:list-item>
        <text:list-item>
          <text:p text:style-name="P18">Le lien entre l'IHM conçu par l'outil de développement et le code est également très rapide du fait que VB soit un langage évènementiel. </text:p>
        </text:list-item>
        <text:list-item>
          <text:p text:style-name="P18">Dernier point, et non des moindres, Visual Basic est un langage de programmation dérivé du Basic, qui se veut un langage simple et rapide d'accès, sans pour autant réduire les possibilités ou les performances.</text:p>
        </text:list-item>
      </text:list>
      <text:p text:style-name="Standard"/>
      <text:p text:style-name="Rapport_20__3a__20_Standard"><text:tab/>Tout ceci abouti à un langage capable d'afficher une boîte de message contenant un classique "Hello World!" au clique sur un boutton en trente secondes chrono et trois lignes de code, dont deux générées automatiquement par l'outil de développement !</text:p>
      <text:p text:style-name="Standard"/>
      <text:p text:style-name="Rapport_20__3a__20_Standard"><text:tab/>Le gros défaut de Visual Basic 6.0 est de pas être un langage objet. En effet, bien que la notion d'objet fut introduite avec Visual Basic 6.0, sa gestion n'en est pas parfaite et son intégration ressemble plus à un balbutiement. C'est à partir de la sortie de Framework .NET 1.0 que Visual Basic devint un langage objet, voire fortement objet avec la sortie de Visual Basic .NET 2005.</text:p>
      <text:list xml:id="list1694980448" text:continue-list="list872097593" text:style-name="Outline">
        <text:list-item>
          <text:list>
            <text:list-item>
              <text:list>
                <text:list-item>
                  <text:h text:style-name="Rapport_20__3a__20_Titre2" text:outline-level="3">Évolutions futures</text:h>
                </text:list-item>
              </text:list>
            </text:list-item>
          </text:list>
        </text:list-item>
      </text:list>
      <text:p text:style-name="Rapport_20__3a__20_Standard"><text:tab/>Le monde de l'informatique est sans cesse en mouvement, et de nouvelles technologies arrivent régulièrement sur le marché. Pour rester compétitif, un service informatique se doit de suivre ces technologies. La Cram a su parfaitement rentrer dans cette logique.</text:p>
      <text:p text:style-name="Standard"/>
      <text:p text:style-name="Rapport_20__3a__20_Standard"><text:tab/>Durant mon stage, j'ai en effet pu constater que des migrations vers des outils récents étaient en cours. Ces migrations concernent le SGBD ainsi que le langage de développement. </text:p>
      <text:p text:style-name="Rapport_20__3a__20_Standard"/>
      <text:p text:style-name="Rapport_20__3a__20_Standard"><text:soft-page-break/><text:tab/>Le SGBD restera Microsoft SQL Server mais passera dans sa version 2005. Quant au langage, le pôle développement abandonne Visual Basic pour passer à C# (prononcer "C Sharp") 2005, un langage purement Microsoft apparu avec l'avènement de .NET Framework 1.0, et qui ne cesse de gagner en ampleur et en popularité depuis. C# offre la facilité d'utilisation de Visual Basic avec la puissance et la philosophie du C. Ceci explique la montée en puissance de C# face à VB.NET 2005, auquel beaucoup reproche toujours ses possibilités amoindris par rapport aux autres langages.</text:p>
      <text:p text:style-name="Standard"/>
      <text:p text:style-name="Rapport_20__3a__20_Standard"><text:tab/>A ce titre, un prestataire d'une SSII(Société de Service en Ingénierie Informatique) épaule régulièrement l'équipe de développement afin de l'aider à maîtriser ce nouveau langage et développer de nouveaux outils. La maintenance des applications existantes continue elle bien sûr à se faire en Visual Basic 6.0.</text:p>
      <text:p text:style-name="Standard"/>
      <text:p text:style-name="Rapport_20__3a__20_Standard"><text:tab/>Coté SQL, les choses en sont encore à leur balbutiements. Des tests de performance sont effectués afin de constater si la migration vers cet outil de dernière génération est à même d'apporter un gain significatif. Tests qui semblent plutôt concluant pour le moment.</text:p>
      <text:p text:style-name="P32">Contenu du stage</text:p>
      <text:list xml:id="list215973644" text:continue-numbering="true" text:style-name="Outline">
        <text:list-item>
          <text:h text:style-name="P26" text:outline-level="1">Contenu du stage</text:h>
          <text:list>
            <text:list-item>
              <text:h text:style-name="Rapport_20__3a__20_Titre1"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StarSymbol" svg:font-family="StarSymbol"/>
    <style:font-face style:name="Tahoma1" svg:font-family="Tahoma"/>
    <style:font-face style:name="verdana" svg:font-family="verdana, helvetica,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Rapport_20_de_20_stag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Rapport_20_de_20_stag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Rapport_20_de_20_stag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Rapport_20__3a__20_Standard" style:display-name="Rapport : Standard" style:family="paragraph" style:parent-style-name="Standard" style:master-page-name="">
      <style:paragraph-properties fo:text-align="justify" style:justify-single-word="false" style:register-true="true" style:page-number="auto"/>
      <style:text-properties style:font-name="Arial1" fo:font-size="12pt"/>
    </style:style>
    <style:style style:name="Rapport_20__3a__20_Titre1" style:display-name="Rapport : Titre1" style:family="paragraph" style:parent-style-name="Heading_20_1" style:next-style-name="Rapport_20__3a__20_Titre2" style:default-outline-level="2" style:list-style-name="Outline" style:master-page-name="">
      <style:paragraph-properties style:page-number="auto" fo:background-color="transparent" style:shadow="none">
        <style:tab-stops/>
        <style:background-image/>
      </style:paragraph-properties>
    </style:style>
    <style:style style:name="Rapport_20__3a__20_Titre2" style:display-name="Rapport : Titre2" style:family="paragraph" style:parent-style-name="Heading_20_2" style:next-style-name="Rapport_20__3a__20_Titre3" style:default-outline-level="3" style:list-style-name="Outline">
      <style:paragraph-properties>
        <style:tab-stops/>
      </style:paragraph-properties>
    </style:style>
    <style:style style:name="Rapport_20__3a__20_Titre3" style:display-name="Rapport : Titre3" style:family="paragraph" style:parent-style-name="Heading_20_3" style:next-style-name="Rapport_20__3a__20_Titre4" style:default-outline-level="4" style:list-style-name="Outline">
      <style:paragraph-properties>
        <style:tab-stops/>
      </style:paragraph-properties>
    </style:style>
    <style:style style:name="Rapport_20__3a__20_Titre4" style:display-name="Rapport : Titre4" style:family="paragraph" style:parent-style-name="Heading_20_4" style:next-style-name="Rapport_20__3a__20_Standard" style:default-outline-level="5" style:list-style-name="Outline"/>
    <style:style style:name="Rapport_20__3a__20_Légende" style:display-name="Rapport : Légende" style:family="paragraph" style:next-style-name="Rapport_20__3a__20_Standard"/>
    <style:style style:name="Rapport_20__3a__20_Confer" style:display-name="Rapport : Confer" style:family="paragraph" style:next-style-name="Rapport_20__3a__20_Standard"/>
    <style:style style:name="Rapport_20__3a__20_Code_20_VB" style:display-name="Rapport : Code VB" style:family="paragraph" style:parent-style-name="Rapport_20__3a__20_Standard"/>
    <style:style style:name="Rapport_20__3a__20_Code_20_SQL" style:display-name="Rapport : Code SQL" style:family="paragraph" style:parent-style-name="Rapport_20__3a__20_Standard"/>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Rapport_20__3a__20_Chapitre" style:display-name="Rapport : Chapitre" style:family="paragraph" style:parent-style-name="Heading" style:next-style-name="Rapport_20__3a__20_Titre1" style:default-outline-level="1" style:list-style-name="Outline" style:master-page-name="">
      <style:paragraph-properties fo:text-align="center" style:justify-single-word="false" style:page-number="auto"/>
      <style:text-properties fo:font-size="20pt" fo:font-style="italic" fo:font-weight="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Rapport_20_de_20_Stage_20__3a__20_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list-style-name="Rapport_20_de_20_Stage_20__3a__20_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Rapport_20_de_20_Stage_20__3a__20_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list-style-name="Rapport_20_de_20_Stage_20__3a__20_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list-style-name="Rapport_20_de_20_Stage_20__3a__20_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100%" fo:margin-left="1.905cm" fo:margin-right="0cm" fo:margin-top="0.423cm" fo:margin-bottom="0.212cm" fo:text-indent="-0.635cm" style:auto-text-indent="false"/>
    </style:style>
    <style:style style:name="List_20_3_20_End" style:display-name="List 3 End" style:family="paragraph" style:parent-style-name="List" style:class="list">
      <style:paragraph-properties fo:margin="100%" fo:margin-left="1.905cm" fo:margin-right="0cm" fo:margin-top="0cm" fo:margin-bottom="0.423cm" fo:text-indent="-0.635cm" style:auto-text-indent="false"/>
    </style:style>
    <style:style style:name="Rapport_20__3a__20_Intercalaire" style:display-name="Rapport : Intercalaire" style:family="paragraph" style:parent-style-name="Rapport_20__3a__20_Standard" style:next-style-name="Rapport_20__3a__20_Standard" style:master-page-name="Rapport_20__3a__20_Standard">
      <style:paragraph-properties fo:text-align="center" style:justify-single-word="false" style:register-true="true" style:page-number="auto" fo:break-before="auto" fo:break-after="auto" style:vertical-align="auto"/>
      <style:text-properties fo:font-size="3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 style:num-format="I">
        <style:list-level-properties text:space-before="0.379cm" text:min-label-distance="0.379cm"/>
      </text:outline-level-style>
      <text:outline-level-style text:level="3" style:num-suffix=" " style:num-format="A" text:display-levels="2">
        <style:list-level-properties text:space-before="0.64cm" text:min-label-distance="0.381cm"/>
      </text:outline-level-style>
      <text:outline-level-style text:level="4" style:num-suffix=" " style:num-format="1" text:display-levels="3">
        <style:list-level-properties text:space-before="0.64cm" text:min-label-distance="0.381cm"/>
      </text:outline-level-style>
      <text:outline-level-style text:level="5" style:num-suffix=" " style:num-format="a" text:display-levels="4">
        <style:list-level-properties text:space-before="0.64cm" text:min-label-distance="0.381cm"/>
      </text:outline-level-style>
      <text:outline-level-style text:level="6" style:num-format="">
        <style:list-level-properties text:space-before="0.64cm"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apport_20_de_20_stage" style:display-name="Rapport de stage">
      <text:list-level-style-number text:level="1" text:style-name="Numbering_20_Symbols" style:num-format="">
        <style:list-level-properties text:space-before="0.635cm" text:min-label-width="0.635cm"/>
      </text:list-level-style-number>
      <text:list-level-style-number text:level="2" text:style-name="Numbering_20_Symbols" style:num-suffix="." style:num-format="I">
        <style:list-level-properties text:space-before="0.635cm" text:min-label-width="0.635cm"/>
      </text:list-level-style-number>
      <text:list-level-style-number text:level="3" text:style-name="Numbering_20_Symbols" style:num-suffix="." style:num-format="A" text:display-levels="2">
        <style:list-level-properties text:space-before="0.635cm" text:min-label-width="0.635cm"/>
      </text:list-level-style-number>
      <text:list-level-style-number text:level="4" text:style-name="Numbering_20_Symbols" style:num-suffix="." style:num-format="1" text:display-levels="3">
        <style:list-level-properties text:space-before="0.635cm" text:min-label-width="0.635cm"/>
      </text:list-level-style-number>
      <text:list-level-style-number text:level="5" text:style-name="Numbering_20_Symbols" style:num-suffix="." style:num-format="a" text:display-levels="4">
        <style:list-level-properties text:space-before="0.64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apport_20_de_20_Stage_20__3a__20_Index" style:display-name="Rapport de Stage : Index">
      <text:list-level-style-number text:level="1" text:style-name="Numbering_20_Symbols" style:num-format="">
        <style:list-level-properties text:space-before="0.635cm" text:min-label-width="0.635cm"/>
      </text:list-level-style-number>
      <text:list-level-style-number text:level="2" text:style-name="Numbering_20_Symbols" style:num-suffix="." style:num-format="I">
        <style:list-level-properties text:space-before="0.64cm" text:min-label-width="0.635cm"/>
      </text:list-level-style-number>
      <text:list-level-style-number text:level="3" text:style-name="Numbering_20_Symbols" style:num-suffix="." style:num-format="A">
        <style:list-level-properties text:space-before="1.281cm" text:min-label-width="0.635cm"/>
      </text:list-level-style-number>
      <text:list-level-style-number text:level="4" style:num-suffix="." style:num-format="1" text:display-levels="3">
        <style:list-level-properties text:space-before="1.921cm" text:min-label-width="0.635cm"/>
      </text:list-level-style-number>
      <text:list-level-style-number text:level="5" text:style-name="Numbering_20_Symbols" style:num-suffix="." style:num-format="a" text:display-levels="4">
        <style:list-level-properties text:space-before="2.561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fo:background-color="transparent" style:register-truth-ref-style-name="Rapport_20__3a__20_Standard"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true"/>
      </style:footer-style>
    </style:page-layout>
    <style:page-layout style:name="Mpm4">
      <style:page-layout-properties fo:page-width="21.001cm" fo:page-height="29.7cm" style:num-format="1" style:print-orientation="portrait" fo:margin="2cm" fo:margin-top="2cm" fo:margin-bottom="2cm" fo:margin-left="2cm" fo:margin-right="2cm" style:register-truth-ref-style-name="Rapport_20__3a__20_Standard"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2cm" fo:margin-top="2cm" fo:margin-bottom="2cm" fo:margin-left="2cm" fo:margin-right="2cm" style:register-truth-ref-style-name="Rapport_20__3a__20_Standard"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2cm" fo:margin-top="2cm" fo:margin-bottom="2cm" fo:margin-left="2cm" fo:margin-right="2cm" style:shadow="none" fo:background-color="transparent" style:register-truth-ref-style-name="Rapport_20__3a__20_Intercalaire"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1" style:next-style-name="Index"/>
    <style:master-page style:name="Index" style:page-layout-name="Mpm1" style:next-style-name="Standard"/>
    <style:master-page style:name="Rapport_20__3a__20_Standard" style:display-name="Rapport : Standard" style:page-layout-name="Mpm2">
      <style:footer>
        <table:table table:name="Tableau1" table:style-name="Tableau1">
          <table:table-column table:style-name="Tableau1.A"/>
          <table:table-column table:style-name="Tableau1.B"/>
          <table:table-row>
            <table:table-cell table:style-name="Tableau1.A1" office:value-type="string">
              <text:p text:style-name="MP1">WANG Jinxin</text:p>
              <text:p text:style-name="MP1">Bioinformatique</text:p>
            </table:table-cell>
            <table:table-cell table:style-name="Tableau1.A1" office:value-type="string">
              <text:p text:style-name="MP2">Page <text:page-number text:select-page="current">11</text:page-number> / <text:page-count>11</text:page-count></text:p>
              <text:p text:style-name="MP2">Session 2014/2015</text:p>
            </table:table-cell>
          </table:table-row>
        </table:table>
      </style:footer>
    </style:master-page>
    <style:master-page style:name="Rapport_20__3a__20_Index" style:display-name="Rapport : Index" style:page-layout-name="Mpm3" style:next-style-name="Rapport_20__3a__20_Standard">
      <style:footer>
        <text:p text:style-name="Footer"/>
      </style:footer>
    </style:master-page>
    <style:master-page style:name="Rapport_20__3a__20_Première_20_page" style:display-name="Rapport : Première page" style:page-layout-name="Mpm4" style:next-style-name="Rapport_20__3a__20_Remerciements">
      <style:footer>
        <text:p text:style-name="Footer"/>
      </style:footer>
    </style:master-page>
    <style:master-page style:name="Rapport_20__3a__20_Remerciements" style:display-name="Rapport : Remerciements" style:page-layout-name="Mpm5" style:next-style-name="Rapport_20__3a__20_Index"/>
    <style:master-page style:name="HTML" style:page-layout-name="Mpm6"/>
    <style:master-page style:name="Rapport_20__3a__20_Intercalaire" style:display-name="Rapport : Intercalaire" style:page-layout-name="Mpm7" style:next-style-name="Rapport_20__3a__20_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Rapport de Stage CRAM</dc:title>
    <dc:subject>Rapport de Stage dans l'entreprise CRAM du 14/04/2008 au 13/06/2008 par Bertrand LEMASLE</dc:subject>
    <meta:creation-date>2008-06-03T15:49:12</meta:creation-date>
    <dc:creator>WANG JINXIN</dc:creator>
    <dc:date>2015-03-21T21:17:09</dc:date>
    <meta:editing-cycles>104</meta:editing-cycles>
    <meta:editing-duration>P1DT32M30S</meta:editing-duration>
    <meta:document-statistic meta:table-count="1" meta:image-count="0" meta:object-count="2" meta:page-count="11" meta:paragraph-count="114" meta:word-count="2278" meta:character-count="14508" meta:non-whitespace-character-count="1265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8000001907349pt" style:font-size-asian="13pt" style:font-size-complex="13pt"/>
    </style:style>
    <style:style style:name="ch3" style:family="chart">
      <style:graphic-properties draw:stroke="none" svg:stroke-color="#b3b3b3" draw:fill="none" draw:fill-color="#e6e6e6"/>
      <style:text-properties fo:font-size="9.57248973846436pt" style:font-size-asian="9.57248973846436pt" style:font-size-complex="9.57248973846436pt"/>
    </style:style>
    <style:style style:name="ch4" style:family="chart">
      <style:chart-properties chart:right-angled-axes="true"/>
    </style:style>
    <style:style style:name="ch5" style:family="chart" style:data-style-name="N0">
      <style:chart-properties chart:display-label="true" chart:logarithmic="false" chart:reverse-direction="true" text:line-break="false" chart:link-data-style-to-source="false" chart:axis-position="0" chart:axis-label-position="outside-start"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551cm" svg:height="5.637cm" xlink:href="." xlink:type="simple" chart:class="chart:circle" chart:style-name="ch1">
        <chart:title svg:x="0.635cm" svg:y="0.113cm" chart:style-name="ch2">
          <text:p>Répartition du personnel</text:p>
        </chart:title>
        <chart:legend chart:legend-position="end" svg:x="6.481cm" svg:y="1.019cm" style:legend-expansion="high" chart:style-name="ch3"/>
        <chart:plot-area chart:style-name="ch4" chart:data-source-has-labels="both" svg:x="0.622cm" svg:y="0.921cm" svg:width="4.588cm" svg:height="4.589cm">
          <chartooo:coordinate-region svg:x="0.622cm" svg:y="0.922cm" svg:width="4.588cm" svg:height="4.588cm"/>
          <chart:axis chart:dimension="x" chart:name="primary-x" chart:style-name="ch5" chartooo:axis-type="text">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1 colonne</text:p>
              </table:table-cell>
            </table:table-row>
          </table:table-header-rows>
          <table:table-rows>
            <table:table-row>
              <table:table-cell office:value-type="string">
                <text:p>Agence Normandie</text:p>
              </table:table-cell>
              <table:table-cell office:value-type="float" office:value="114">
                <text:p>114</text:p>
              </table:table-cell>
            </table:table-row>
            <table:table-row>
              <table:table-cell office:value-type="string">
                <text:p>Agence Ile de France</text:p>
              </table:table-cell>
              <table:table-cell office:value-type="float" office:value="78">
                <text:p>78</text:p>
              </table:table-cell>
            </table:table-row>
            <table:table-row>
              <table:table-cell office:value-type="string">
                <text:p>Agence Picardie</text:p>
              </table:table-cell>
              <table:table-cell office:value-type="float" office:value="20">
                <text:p>20</text:p>
              </table:table-cell>
            </table:table-row>
            <table:table-row>
              <table:table-cell office:value-type="string">
                <text:p>Siège</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stroke-linejoin="none" draw:gradient-step-count="0"/>
    </style:style>
    <style:style style:name="ch2" style:family="chart">
      <style:text-properties fo:font-size="13.8402938842773pt" style:font-size-asian="13.8402938842773pt" style:font-size-complex="13.8402938842773pt"/>
    </style:style>
    <style:style style:name="ch3" style:family="chart">
      <style:chart-properties chart:right-angled-axes="true"/>
    </style:style>
    <style:style style:name="ch4" style:family="chart" style:data-style-name="N0">
      <style:chart-properties chart:display-label="true" chart:logarithmic="false" chart:reverse-direction="true" text:line-break="false" chart:link-data-style-to-source="false" chart:axis-position="0" chart:axis-label-position="outside-start"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5.951cm" svg:height="5.353cm" xlink:href="." xlink:type="simple" chart:class="chart:circle" chart:style-name="ch1">
        <chart:title svg:x="1.226cm" svg:y="0.108cm" chart:style-name="ch2">
          <text:p>Chiffre d'affaires</text:p>
        </chart:title>
        <chart:plot-area chart:style-name="ch3" chart:data-source-has-labels="both" svg:x="0.727cm" svg:y="0.747cm" svg:width="4.494cm" svg:height="4.495cm">
          <chartooo:coordinate-region svg:x="0.727cm" svg:y="0.748cm" svg:width="4.494cm" svg:height="4.494cm"/>
          <chart:axis chart:dimension="x" chart:name="primary-x" chart:style-name="ch4"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1 colonne</text:p>
              </table:table-cell>
            </table:table-row>
          </table:table-header-rows>
          <table:table-rows>
            <table:table-row>
              <table:table-cell office:value-type="string">
                <text:p>Agence Normandie</text:p>
              </table:table-cell>
              <table:table-cell office:value-type="float" office:value="50">
                <text:p>50</text:p>
              </table:table-cell>
            </table:table-row>
            <table:table-row>
              <table:table-cell office:value-type="string">
                <text:p>Agence Ile de France</text:p>
              </table:table-cell>
              <table:table-cell office:value-type="float" office:value="40">
                <text:p>40</text:p>
              </table:table-cell>
            </table:table-row>
            <table:table-row>
              <table:table-cell office:value-type="string">
                <text:p>Agence Picardie</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